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text-properties fo:font-size="14pt" style:text-underline-style="none" style:font-size-asian="14pt" style:font-size-complex="14pt"/>
    </style:style>
    <style:style style:name="P5" style:family="paragraph" style:parent-style-name="Standard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6" style:family="paragraph" style:parent-style-name="Standard">
      <style:text-properties officeooo:paragraph-rsid="00002983"/>
    </style:style>
    <style:style style:name="P7" style:family="paragraph" style:parent-style-name="Standard" style:list-style-name="L1">
      <style:text-properties officeooo:paragraph-rsid="00002983"/>
    </style:style>
    <style:style style:name="P8" style:family="paragraph" style:parent-style-name="Standard">
      <style:text-properties style:text-underline-style="none"/>
    </style:style>
    <style:style style:name="P9" style:family="paragraph" style:parent-style-name="Standard">
      <style:text-properties style:text-underline-style="none" officeooo:rsid="001bc0d8" officeooo:paragraph-rsid="00002983"/>
    </style:style>
    <style:style style:name="P10" style:family="paragraph" style:parent-style-name="Standard" style:list-style-name="L2">
      <style:text-properties officeooo:paragraph-rsid="00002983"/>
    </style:style>
    <style:style style:name="P11" style:family="paragraph" style:parent-style-name="Header">
      <style:text-properties fo:font-style="italic" officeooo:paragraph-rsid="00002983" style:font-style-asian="italic" style:font-style-complex="italic"/>
    </style:style>
    <style:style style:name="P12" style:family="paragraph" style:parent-style-name="Footer">
      <style:text-properties officeooo:paragraph-rsid="00002983"/>
    </style:style>
    <style:style style:name="T1" style:family="text">
      <style:text-properties style:text-underline-style="none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font-size="12pt" style:text-underline-style="none" officeooo:rsid="00002983" style:font-size-asian="12pt" style:font-size-complex="12pt"/>
    </style:style>
    <style:style style:name="T6" style:family="text">
      <style:text-properties officeooo:rsid="00002983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UTES</text:p>
      <text:p text:style-name="Standard"/>
      <text:p text:style-name="Standard">Project Title: Group 12 Project</text:p>
      <text:p text:style-name="Standard">Meeting Purpose: To discuss the project plan requirements</text:p>
      <text:p text:style-name="P6">People Present: <text:span text:style-name="T4">dpb1, fik, anp28, srp11, lps1, lot15, thw10, bea16</text:span></text:p>
      <text:p text:style-name="Standard">Location: 319<text:span text:style-name="T6"> – </text:span>Physic<text:span text:style-name="T6">al Sciences Building</text:span></text:p>
      <text:p text:style-name="Standard">Date: 22/10/<text:span text:style-name="T6">20</text:span>13</text:p>
      <text:p text:style-name="Standard">Circulation list: All project members</text:p>
      <text:p text:style-name="P6">Author of the minutes: Filip Kunkiewicz</text:p>
      <text:p text:style-name="Standard">Date the minutes were produced: <text:span text:style-name="T6">22/10/2013</text:span></text:p>
      <text:p text:style-name="Standard">Version: 1.<text:span text:style-name="T6">1</text:span></text:p>
      <text:p text:style-name="Standard"/>
      <text:p text:style-name="P3">Matters Arising</text:p>
      <text:p text:style-name="P4"/>
      <text:list xml:id="list6881168625620226365" text:style-name="L1">
        <text:list-item>
          <text:p text:style-name="P7"><text:span text:style-name="T4">The group had a look through the project plan requirements as provided on blackboard. ACTION: dpb1, alh32, fik, anp28, srp11, lps1, lot15, thw10, bea16</text:span></text:p>
        </text:list-item>
        <text:list-item>
          <text:p text:style-name="P7"><text:span text:style-name="T5">R</text:span><text:span text:style-name="T4">oles for the separate parts of the project plan have been assigned. ACTION: dpb1, alh32, fik, anp28, srp11, lps1, lot15, thw10, bea16</text:span></text:p>
        </text:list-item>
        <text:list-item>
          <text:p text:style-name="P7"><text:span text:style-name="T3">GitHub as well as blogs were discussed but a final decision as to making accounts on GitHub and uploading progress on blogs is to be made in the official meetings with the Project Manager. ACTION: dpb1, alh32, fik, anp28, srp11, lps1, lot15, thw10, bea16</text:span></text:p>
        </text:list-item>
        <text:list-item>
          <text:p text:style-name="P7"><text:span text:style-name="T3">A basic Use Case diagram was produced as a group effort. ACTION: dpb1, alh32, fik, anp28, srp11, lps1, lot15, thw10, bea16</text:span></text:p>
        </text:list-item>
      </text:list>
      <text:p text:style-name="P5"/>
      <text:p text:style-name="P3">New Business</text:p>
      <text:p text:style-name="P1"/>
      <text:list xml:id="list2413427000262235644" text:style-name="L2">
        <text:list-item>
          <text:p text:style-name="P10"><text:span text:style-name="T1">The introduction of the Project Plan was assigned to the QA Manager. He was not present in the meeting. ACTION: alh32</text:span></text:p>
        </text:list-item>
        <text:list-item>
          <text:p text:style-name="P10"><text:span text:style-name="T1">The overview of the proposed system was assigned to the Android and Web programmers. ACTION: bea16, dpb1, thw10, lot15</text:span></text:p>
        </text:list-item>
        <text:list-item>
          <text:p text:style-name="P10"><text:span text:style-name="T1">A basic Use-Case diagram was produced. This is still to be finalised as there were some uncertainties as to the layout. </text:span><text:span text:style-name="T3">Both Andy and Sion were told to look into producing Use Case diagrams. ACTION: srp11, anp28</text:span></text:p>
        </text:list-item>
        <text:list-item>
          <text:p text:style-name="P10"><text:span text:style-name="T1">User interface design is to be done by the Android and web programmers. ACTION: bea16, dpb1, thw10, lot15</text:span></text:p>
        </text:list-item>
        <text:list-item>
          <text:p text:style-name="P10"><text:span text:style-name="T1">Gantt chart will be produced by the project leader. ACTION: fik</text:span></text:p>
        </text:list-item>
        <text:list-item>
          <text:p text:style-name="P10"><text:span text:style-name="T1">Risk analysis is to be done by Luke. ACTION: lps1</text:span></text:p>
        </text:list-item>
        <text:list-item>
          <text:p text:style-name="P10"><text:span text:style-name="T1">Some progress in each of these sections is to be shown at the next official meeting with the project manager. <text:s/></text:span><text:span text:style-name="T3">ACTION: dpb1, alh32, fik, anp28, srp11, lps1, lot15, thw10, bea16</text:span></text:p>
        </text:list-item>
      </text:list>
      <text:p text:style-name="P1"/>
      <text:p text:style-name="P3">AOB</text:p>
      <text:p text:style-name="P1"><text:line-break/>None.</text:p>
      <text:p text:style-name="P1"/>
      <text:p text:style-name="P1"/>
      <text:p text:style-name="P9"><text:a xlink:type="simple" xlink:href="mailto:Fik@aber.ac.uk">Fik@aber.ac.uk</text:a> <text:span text:style-name="T6">22</text:span>/1<text:span text:style-name="T6">0</text:span>/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paragraph-rsid="00002983" style:font-style-asian="italic" style:font-style-complex="italic"/>
    </style:style>
    <style:style style:name="MP2" style:family="paragraph" style:parent-style-name="Footer">
      <style:text-properties officeooo:paragraph-rsid="00002983"/>
    </style:style>
    <style:style style:name="MT1" style:family="text">
      <style:text-properties officeooo:rsid="00002983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eeting Minutes<text:tab/>v1.1<text:tab/>Final</text:span></text:p>
      </style:header>
      <style:footer>
        <text:p text:style-name="MP2"><text:span text:style-name="Default_20_Paragraph_20_Font"><text:span text:style-name="MT2">Aberystwyth University / Computer Science<text:tab/><text:tab/>Page </text:span></text:span><text:span text:style-name="Default_20_Paragraph_20_Font"><text:span text:style-name="MT2"><text:page-number text:select-page="current">1</text:page-number></text:span></text:span><text:span text:style-name="Default_20_Paragraph_20_Font"><text:span text:style-name="MT2">/</text:span></text:span><text:span text:style-name="Default_20_Paragraph_20_Font"><text:span text:style-name="MT2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1:15:40.78</meta:creation-date>
    <dc:date>2014-01-29T12:03:23.454268000</dc:date>
    <meta:editing-duration>PT35M55S</meta:editing-duration>
    <meta:editing-cycles>22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28" meta:word-count="337" meta:character-count="2009" meta:non-whitespace-character-count="1707"/>
  </office:meta>
</office:document-meta>
</file>